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7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105.85pt"/>
    </style:style>
    <style:style style:name="co5" style:family="table-column">
      <style:table-column-properties fo:break-before="auto" style:column-width="79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03/01/2018</text:p>
          </table:table-cell>
          <table:table-cell office:value-type="float" office:value="15206808829608.3" calcext:value-type="float">
            <text:p>15206808829608.3</text:p>
          </table:table-cell>
          <table:table-cell office:value-type="float" office:value="5667626699919.28" calcext:value-type="float">
            <text:p>5667626699919.28</text:p>
          </table:table-cell>
          <table:table-cell office:value-type="float" office:value="20874435529527.6" calcext:value-type="float">
            <text:p>2087443552952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/02/2018</text:p>
          </table:table-cell>
          <table:table-cell office:value-type="float" office:value="15207675011661.1" calcext:value-type="float">
            <text:p>15207675011661.1</text:p>
          </table:table-cell>
          <table:table-cell office:value-type="float" office:value="5660051879093.52" calcext:value-type="float">
            <text:p>5660051879093.52</text:p>
          </table:table-cell>
          <table:table-cell office:value-type="float" office:value="20867726890754.6" calcext:value-type="float">
            <text:p>20867726890754.6</text:p>
          </table:table-cell>
          <table:table-cell table:formula="of:=[.D2]-[.D1]" office:value-type="float" office:value="-6708638772.98047" calcext:value-type="float">
            <text:p>-6708638772.98047</text:p>
          </table:table-cell>
          <table:table-cell/>
        </table:table-row>
        <table:table-row table:style-name="ro1">
          <table:table-cell office:value-type="string" calcext:value-type="string">
            <text:p>03/05/2018</text:p>
          </table:table-cell>
          <table:table-cell office:value-type="float" office:value="15208405967711" calcext:value-type="float">
            <text:p>15208405967711</text:p>
          </table:table-cell>
          <table:table-cell office:value-type="float" office:value="5664350609850.62" calcext:value-type="float">
            <text:p>5664350609850.62</text:p>
          </table:table-cell>
          <table:table-cell office:value-type="float" office:value="20872756577561.6" calcext:value-type="float">
            <text:p>20872756577561.6</text:p>
          </table:table-cell>
          <table:table-cell table:formula="of:=[.D3]-[.D2]" office:value-type="float" office:value="5029686807.04297" calcext:value-type="float">
            <text:p>5029686807.04297</text:p>
          </table:table-cell>
          <table:table-cell/>
        </table:table-row>
        <table:table-row table:style-name="ro1">
          <table:table-cell office:value-type="string" calcext:value-type="string">
            <text:p>03/06/2018</text:p>
          </table:table-cell>
          <table:table-cell office:value-type="float" office:value="15208803986989.9" calcext:value-type="float">
            <text:p>15208803986989.9</text:p>
          </table:table-cell>
          <table:table-cell office:value-type="float" office:value="5670011108136.66" calcext:value-type="float">
            <text:p>5670011108136.66</text:p>
          </table:table-cell>
          <table:table-cell office:value-type="float" office:value="20878815095126.5" calcext:value-type="float">
            <text:p>20878815095126.5</text:p>
          </table:table-cell>
          <table:table-cell table:formula="of:=[.D4]-[.D3]" office:value-type="float" office:value="6058517564.91797" calcext:value-type="float">
            <text:p>6058517564.91797</text:p>
          </table:table-cell>
          <table:table-cell/>
        </table:table-row>
        <table:table-row table:style-name="ro1">
          <table:table-cell office:value-type="string" calcext:value-type="string">
            <text:p>03/07/2018</text:p>
          </table:table-cell>
          <table:table-cell office:value-type="float" office:value="15209278050307.3" calcext:value-type="float">
            <text:p>15209278050307.3</text:p>
          </table:table-cell>
          <table:table-cell office:value-type="float" office:value="5670590187614.76" calcext:value-type="float">
            <text:p>5670590187614.76</text:p>
          </table:table-cell>
          <table:table-cell office:value-type="float" office:value="20879868237922" calcext:value-type="float">
            <text:p>20879868237922</text:p>
          </table:table-cell>
          <table:table-cell table:formula="of:=[.D5]-[.D4]" office:value-type="float" office:value="1053142795.49219" calcext:value-type="float">
            <text:p>1053142795.49219</text:p>
          </table:table-cell>
          <table:table-cell/>
        </table:table-row>
        <table:table-row table:style-name="ro1">
          <table:table-cell office:value-type="string" calcext:value-type="string">
            <text:p>03/08/2018</text:p>
          </table:table-cell>
          <table:table-cell office:value-type="float" office:value="15282833768576.5" calcext:value-type="float">
            <text:p>15282833768576.5</text:p>
          </table:table-cell>
          <table:table-cell office:value-type="float" office:value="5674481063044.96" calcext:value-type="float">
            <text:p>5674481063044.96</text:p>
          </table:table-cell>
          <table:table-cell office:value-type="float" office:value="20957314831621.5" calcext:value-type="float">
            <text:p>20957314831621.5</text:p>
          </table:table-cell>
          <table:table-cell table:formula="of:=[.D6]-[.D5]" office:value-type="float" office:value="77446593699.4492" calcext:value-type="float">
            <text:p>77446593699.4492</text:p>
          </table:table-cell>
          <table:table-cell/>
        </table:table-row>
        <table:table-row table:style-name="ro1">
          <table:table-cell office:value-type="string" calcext:value-type="string">
            <text:p>03/09/2018</text:p>
          </table:table-cell>
          <table:table-cell office:value-type="float" office:value="15283143110463.3" calcext:value-type="float">
            <text:p>15283143110463.3</text:p>
          </table:table-cell>
          <table:table-cell office:value-type="float" office:value="5673893988809.08" calcext:value-type="float">
            <text:p>5673893988809.08</text:p>
          </table:table-cell>
          <table:table-cell office:value-type="float" office:value="20957037099272.4" calcext:value-type="float">
            <text:p>20957037099272.4</text:p>
          </table:table-cell>
          <table:table-cell table:formula="of:=[.D7]-[.D6]" office:value-type="float" office:value="-277732349.058594" calcext:value-type="float">
            <text:p>-277732349.058594</text:p>
          </table:table-cell>
          <table:table-cell/>
        </table:table-row>
        <table:table-row table:style-name="ro1">
          <table:table-cell office:value-type="string" calcext:value-type="string">
            <text:p>03/12/2018</text:p>
          </table:table-cell>
          <table:table-cell office:value-type="float" office:value="15284841397164.9" calcext:value-type="float">
            <text:p>15284841397164.9</text:p>
          </table:table-cell>
          <table:table-cell office:value-type="float" office:value="5677375619651.25" calcext:value-type="float">
            <text:p>5677375619651.25</text:p>
          </table:table-cell>
          <table:table-cell office:value-type="float" office:value="20962217016816.2" calcext:value-type="float">
            <text:p>20962217016816.2</text:p>
          </table:table-cell>
          <table:table-cell table:formula="of:=[.D8]-[.D7]" office:value-type="float" office:value="5179917543.73828" calcext:value-type="float">
            <text:p>5179917543.73828</text:p>
          </table:table-cell>
          <table:table-cell/>
        </table:table-row>
        <table:table-row table:style-name="ro1">
          <table:table-cell office:value-type="string" calcext:value-type="string">
            <text:p>03/13/2018</text:p>
          </table:table-cell>
          <table:table-cell office:value-type="float" office:value="15285267594523.1" calcext:value-type="float">
            <text:p>15285267594523.1</text:p>
          </table:table-cell>
          <table:table-cell office:value-type="float" office:value="5687542172962.25" calcext:value-type="float">
            <text:p>5687542172962.25</text:p>
          </table:table-cell>
          <table:table-cell office:value-type="float" office:value="20972809767485.3" calcext:value-type="float">
            <text:p>20972809767485.3</text:p>
          </table:table-cell>
          <table:table-cell table:formula="of:=[.D9]-[.D8]" office:value-type="float" office:value="10592750669.1797" calcext:value-type="float">
            <text:p>10592750669.1797</text:p>
          </table:table-cell>
          <table:table-cell/>
        </table:table-row>
        <table:table-row table:style-name="ro1">
          <table:table-cell office:value-type="string" calcext:value-type="string">
            <text:p>03/14/2018</text:p>
          </table:table-cell>
          <table:table-cell office:value-type="float" office:value="15285211732275.1" calcext:value-type="float">
            <text:p>15285211732275.1</text:p>
          </table:table-cell>
          <table:table-cell office:value-type="float" office:value="5673019203914.54" calcext:value-type="float">
            <text:p>5673019203914.54</text:p>
          </table:table-cell>
          <table:table-cell office:value-type="float" office:value="20958230936189.6" calcext:value-type="float">
            <text:p>20958230936189.6</text:p>
          </table:table-cell>
          <table:table-cell table:formula="of:=[.D10]-[.D9]" office:value-type="float" office:value="-14578831295.7109" calcext:value-type="float">
            <text:p>-14578831295.7109</text:p>
          </table:table-cell>
          <table:table-cell/>
        </table:table-row>
        <table:table-row table:style-name="ro1">
          <table:table-cell office:value-type="string" calcext:value-type="string">
            <text:p>03/15/2018</text:p>
          </table:table-cell>
          <table:table-cell office:value-type="float" office:value="15356367776113.9" calcext:value-type="float">
            <text:p>15356367776113.9</text:p>
          </table:table-cell>
          <table:table-cell office:value-type="float" office:value="5674699228652.3" calcext:value-type="float">
            <text:p>5674699228652.3</text:p>
          </table:table-cell>
          <table:table-cell office:value-type="float" office:value="21031067004766.2" calcext:value-type="float">
            <text:p>21031067004766.2</text:p>
          </table:table-cell>
          <table:table-cell table:formula="of:=[.D11]-[.D10]" office:value-type="float" office:value="72836068576.6211" calcext:value-type="float">
            <text:p>72836068576.6211</text:p>
          </table:table-cell>
          <table:table-cell/>
        </table:table-row>
        <table:table-row table:style-name="ro1">
          <table:table-cell office:value-type="string" calcext:value-type="string">
            <text:p>03/16/2018</text:p>
          </table:table-cell>
          <table:table-cell office:value-type="float" office:value="15357470261453.1" calcext:value-type="float">
            <text:p>15357470261453.1</text:p>
          </table:table-cell>
          <table:table-cell office:value-type="float" office:value="5676639132641.65" calcext:value-type="float">
            <text:p>5676639132641.65</text:p>
          </table:table-cell>
          <table:table-cell office:value-type="float" office:value="21034109394094.8" calcext:value-type="float">
            <text:p>21034109394094.8</text:p>
          </table:table-cell>
          <table:table-cell table:formula="of:=[.D12]-[.D11]" office:value-type="float" office:value="3042389328.51953" calcext:value-type="float">
            <text:p>3042389328.51953</text:p>
          </table:table-cell>
          <table:table-cell/>
        </table:table-row>
        <table:table-row table:style-name="ro1">
          <table:table-cell office:value-type="string" calcext:value-type="string">
            <text:p>03/19/2018</text:p>
          </table:table-cell>
          <table:table-cell office:value-type="float" office:value="15358184981435.1" calcext:value-type="float">
            <text:p>15358184981435.1</text:p>
          </table:table-cell>
          <table:table-cell office:value-type="float" office:value="5686238385395.58" calcext:value-type="float">
            <text:p>5686238385395.58</text:p>
          </table:table-cell>
          <table:table-cell office:value-type="float" office:value="21044423366830.7" calcext:value-type="float">
            <text:p>21044423366830.7</text:p>
          </table:table-cell>
          <table:table-cell table:formula="of:=[.D13]-[.D12]" office:value-type="float" office:value="10313972735.8906" calcext:value-type="float">
            <text:p>10313972735.8906</text:p>
          </table:table-cell>
          <table:table-cell/>
        </table:table-row>
        <table:table-row table:style-name="ro1">
          <table:table-cell office:value-type="string" calcext:value-type="string">
            <text:p>03/20/2018</text:p>
          </table:table-cell>
          <table:table-cell office:value-type="float" office:value="15358774462932.2" calcext:value-type="float">
            <text:p>15358774462932.2</text:p>
          </table:table-cell>
          <table:table-cell office:value-type="float" office:value="5691634549786.49" calcext:value-type="float">
            <text:p>5691634549786.49</text:p>
          </table:table-cell>
          <table:table-cell office:value-type="float" office:value="21050409012718.7" calcext:value-type="float">
            <text:p>21050409012718.7</text:p>
          </table:table-cell>
          <table:table-cell table:formula="of:=[.D14]-[.D13]" office:value-type="float" office:value="5985645888.05859" calcext:value-type="float">
            <text:p>5985645888.05859</text:p>
          </table:table-cell>
          <table:table-cell/>
        </table:table-row>
        <table:table-row table:style-name="ro1">
          <table:table-cell office:value-type="string" calcext:value-type="string">
            <text:p>03/21/2018</text:p>
          </table:table-cell>
          <table:table-cell office:value-type="float" office:value="15359114729978.6" calcext:value-type="float">
            <text:p>15359114729978.6</text:p>
          </table:table-cell>
          <table:table-cell office:value-type="float" office:value="5673570403194.64" calcext:value-type="float">
            <text:p>5673570403194.64</text:p>
          </table:table-cell>
          <table:table-cell office:value-type="float" office:value="21032685133173.2" calcext:value-type="float">
            <text:p>21032685133173.2</text:p>
          </table:table-cell>
          <table:table-cell table:formula="of:=[.D15]-[.D14]" office:value-type="float" office:value="-17723879545.4883" calcext:value-type="float">
            <text:p>-17723879545.4883</text:p>
          </table:table-cell>
          <table:table-cell/>
        </table:table-row>
        <table:table-row table:style-name="ro1">
          <table:table-cell office:value-type="string" calcext:value-type="string">
            <text:p>03/22/2018</text:p>
          </table:table-cell>
          <table:table-cell office:value-type="float" office:value="15389237897601.6" calcext:value-type="float">
            <text:p>15389237897601.6</text:p>
          </table:table-cell>
          <table:table-cell office:value-type="float" office:value="5675917956367.31" calcext:value-type="float">
            <text:p>5675917956367.31</text:p>
          </table:table-cell>
          <table:table-cell office:value-type="float" office:value="21065155853968.9" calcext:value-type="float">
            <text:p>21065155853968.9</text:p>
          </table:table-cell>
          <table:table-cell table:formula="of:=[.D16]-[.D15]" office:value-type="float" office:value="32470720795.6484" calcext:value-type="float">
            <text:p>32470720795.6484</text:p>
          </table:table-cell>
          <table:table-cell/>
        </table:table-row>
        <table:table-row table:style-name="ro1">
          <table:table-cell office:value-type="string" calcext:value-type="string">
            <text:p>03/23/2018</text:p>
          </table:table-cell>
          <table:table-cell office:value-type="float" office:value="15389677444847" calcext:value-type="float">
            <text:p>15389677444847</text:p>
          </table:table-cell>
          <table:table-cell office:value-type="float" office:value="5679233718867.99" calcext:value-type="float">
            <text:p>5679233718867.99</text:p>
          </table:table-cell>
          <table:table-cell office:value-type="float" office:value="21068911163715" calcext:value-type="float">
            <text:p>21068911163715</text:p>
          </table:table-cell>
          <table:table-cell table:formula="of:=[.D17]-[.D16]" office:value-type="float" office:value="3755309746.12109" calcext:value-type="float">
            <text:p>3755309746.12109</text:p>
          </table:table-cell>
          <table:table-cell/>
        </table:table-row>
        <table:table-row table:style-name="ro1">
          <table:table-cell office:value-type="string" calcext:value-type="string">
            <text:p>03/26/2018</text:p>
          </table:table-cell>
          <table:table-cell office:value-type="float" office:value="15390217086112.8" calcext:value-type="float">
            <text:p>15390217086112.8</text:p>
          </table:table-cell>
          <table:table-cell office:value-type="float" office:value="5687787209119.18" calcext:value-type="float">
            <text:p>5687787209119.18</text:p>
          </table:table-cell>
          <table:table-cell office:value-type="float" office:value="21078004295232" calcext:value-type="float">
            <text:p>21078004295232</text:p>
          </table:table-cell>
          <table:table-cell table:formula="of:=[.D18]-[.D17]" office:value-type="float" office:value="9093131516.98828" calcext:value-type="float">
            <text:p>9093131516.98828</text:p>
          </table:table-cell>
          <table:table-cell/>
        </table:table-row>
        <table:table-row table:style-name="ro1">
          <table:table-cell office:value-type="string" calcext:value-type="string">
            <text:p>03/27/2018</text:p>
          </table:table-cell>
          <table:table-cell office:value-type="float" office:value="15390843839115.4" calcext:value-type="float">
            <text:p>15390843839115.4</text:p>
          </table:table-cell>
          <table:table-cell office:value-type="float" office:value="5694165118957.03" calcext:value-type="float">
            <text:p>5694165118957.03</text:p>
          </table:table-cell>
          <table:table-cell office:value-type="float" office:value="21085008958072.4" calcext:value-type="float">
            <text:p>21085008958072.4</text:p>
          </table:table-cell>
          <table:table-cell table:formula="of:=[.D19]-[.D18]" office:value-type="float" office:value="7004662840.44141" calcext:value-type="float">
            <text:p>7004662840.44141</text:p>
          </table:table-cell>
          <table:table-cell/>
        </table:table-row>
        <table:table-row table:style-name="ro1">
          <table:table-cell office:value-type="string" calcext:value-type="string">
            <text:p>03/28/2018</text:p>
          </table:table-cell>
          <table:table-cell office:value-type="float" office:value="15391333188300.7" calcext:value-type="float">
            <text:p>15391333188300.7</text:p>
          </table:table-cell>
          <table:table-cell office:value-type="float" office:value="5679790793491.7" calcext:value-type="float">
            <text:p>5679790793491.7</text:p>
          </table:table-cell>
          <table:table-cell office:value-type="float" office:value="21071123981792.4" calcext:value-type="float">
            <text:p>21071123981792.4</text:p>
          </table:table-cell>
          <table:table-cell table:formula="of:=[.D20]-[.D19]" office:value-type="float" office:value="-13884976280.0781" calcext:value-type="float">
            <text:p>-13884976280.0781</text:p>
          </table:table-cell>
          <table:table-cell/>
        </table:table-row>
        <table:table-row table:style-name="ro1">
          <table:table-cell office:value-type="string" calcext:value-type="string">
            <text:p>03/29/2018</text:p>
          </table:table-cell>
          <table:table-cell office:value-type="float" office:value="15428254601550.1" calcext:value-type="float">
            <text:p>15428254601550.1</text:p>
          </table:table-cell>
          <table:table-cell office:value-type="float" office:value="5685321954286.35" calcext:value-type="float">
            <text:p>5685321954286.35</text:p>
          </table:table-cell>
          <table:table-cell office:value-type="float" office:value="21113576555836.4" calcext:value-type="float">
            <text:p>21113576555836.4</text:p>
          </table:table-cell>
          <table:table-cell table:formula="of:=[.D21]-[.D20]" office:value-type="float" office:value="42452574044.0977" calcext:value-type="float">
            <text:p>42452574044.0977</text:p>
          </table:table-cell>
          <table:table-cell/>
        </table:table-row>
        <table:table-row table:style-name="ro1">
          <table:table-cell office:value-type="string" calcext:value-type="string">
            <text:p>03/30/2018</text:p>
          </table:table-cell>
          <table:table-cell office:value-type="float" office:value="15428010045518.8" calcext:value-type="float">
            <text:p>15428010045518.8</text:p>
          </table:table-cell>
          <table:table-cell office:value-type="float" office:value="5661632908677.02" calcext:value-type="float">
            <text:p>5661632908677.02</text:p>
          </table:table-cell>
          <table:table-cell office:value-type="float" office:value="21089642954195.8" calcext:value-type="float">
            <text:p>21089642954195.8</text:p>
          </table:table-cell>
          <table:table-cell table:formula="of:=[.D22]-[.D21]" office:value-type="float" office:value="-23933601640.5977" calcext:value-type="float">
            <text:p>-23933601640.5977</text:p>
          </table:table-cell>
          <table:table-cell/>
        </table:table-row>
        <table:table-row table:style-name="ro1">
          <table:table-cell office:value-type="string" calcext:value-type="string">
            <text:p>04/02/2018</text:p>
          </table:table-cell>
          <table:table-cell office:value-type="float" office:value="15457245026801.4" calcext:value-type="float">
            <text:p>15457245026801.4</text:p>
          </table:table-cell>
          <table:table-cell office:value-type="float" office:value="5662183140332.94" calcext:value-type="float">
            <text:p>5662183140332.94</text:p>
          </table:table-cell>
          <table:table-cell office:value-type="float" office:value="21119428167134.3" calcext:value-type="float">
            <text:p>21119428167134.3</text:p>
          </table:table-cell>
          <table:table-cell table:formula="of:=[.D23]-[.D22]" office:value-type="float" office:value="29785212938.4687" calcext:value-type="float">
            <text:p>29785212938.4687</text:p>
          </table:table-cell>
          <table:table-cell/>
        </table:table-row>
        <table:table-row table:style-name="ro1">
          <table:table-cell office:value-type="string" calcext:value-type="string">
            <text:p>04/03/2018</text:p>
          </table:table-cell>
          <table:table-cell office:value-type="float" office:value="15458246704805.3" calcext:value-type="float">
            <text:p>15458246704805.3</text:p>
          </table:table-cell>
          <table:table-cell office:value-type="float" office:value="5658789858569.16" calcext:value-type="float">
            <text:p>5658789858569.16</text:p>
          </table:table-cell>
          <table:table-cell office:value-type="float" office:value="21117036563374.5" calcext:value-type="float">
            <text:p>21117036563374.5</text:p>
          </table:table-cell>
          <table:table-cell table:formula="of:=[.D24]-[.D23]" office:value-type="float" office:value="-2391603759.83984" calcext:value-type="float">
            <text:p>-2391603759.83984</text:p>
          </table:table-cell>
          <table:table-cell/>
        </table:table-row>
        <table:table-row table:style-name="ro1">
          <table:table-cell office:value-type="string" calcext:value-type="string">
            <text:p>04/04/2018</text:p>
          </table:table-cell>
          <table:table-cell office:value-type="float" office:value="15458648483778.9" calcext:value-type="float">
            <text:p>15458648483778.9</text:p>
          </table:table-cell>
          <table:table-cell office:value-type="float" office:value="5659533194871.74" calcext:value-type="float">
            <text:p>5659533194871.74</text:p>
          </table:table-cell>
          <table:table-cell office:value-type="float" office:value="21118181678650.7" calcext:value-type="float">
            <text:p>21118181678650.7</text:p>
          </table:table-cell>
          <table:table-cell table:formula="of:=[.D25]-[.D24]" office:value-type="float" office:value="1145115276.19141" calcext:value-type="float">
            <text:p>1145115276.19141</text:p>
          </table:table-cell>
          <table:table-cell/>
        </table:table-row>
        <table:table-row table:style-name="ro1">
          <table:table-cell office:value-type="string" calcext:value-type="string">
            <text:p>04/05/2018</text:p>
          </table:table-cell>
          <table:table-cell office:value-type="float" office:value="15456579589403.9" calcext:value-type="float">
            <text:p>15456579589403.9</text:p>
          </table:table-cell>
          <table:table-cell office:value-type="float" office:value="5663936625228.62" calcext:value-type="float">
            <text:p>5663936625228.62</text:p>
          </table:table-cell>
          <table:table-cell office:value-type="float" office:value="21120516214632.5" calcext:value-type="float">
            <text:p>21120516214632.5</text:p>
          </table:table-cell>
          <table:table-cell table:formula="of:=[.D26]-[.D25]" office:value-type="float" office:value="2334535981.84766" calcext:value-type="float">
            <text:p>2334535981.84766</text:p>
          </table:table-cell>
          <table:table-cell/>
        </table:table-row>
        <table:table-row table:style-name="ro1">
          <table:table-cell office:value-type="string" calcext:value-type="string">
            <text:p>04/06/2018</text:p>
          </table:table-cell>
          <table:table-cell office:value-type="float" office:value="15456890388302" calcext:value-type="float">
            <text:p>15456890388302</text:p>
          </table:table-cell>
          <table:table-cell office:value-type="float" office:value="5663438099980.31" calcext:value-type="float">
            <text:p>5663438099980.31</text:p>
          </table:table-cell>
          <table:table-cell office:value-type="float" office:value="21120328488282.3" calcext:value-type="float">
            <text:p>21120328488282.3</text:p>
          </table:table-cell>
          <table:table-cell table:formula="of:=[.D27]-[.D26]" office:value-type="float" office:value="-187726350.210938" calcext:value-type="float">
            <text:p>-187726350.210938</text:p>
          </table:table-cell>
          <table:table-cell/>
        </table:table-row>
        <table:table-row table:style-name="ro1">
          <table:table-cell office:value-type="string" calcext:value-type="string">
            <text:p>04/09/2018</text:p>
          </table:table-cell>
          <table:table-cell office:value-type="float" office:value="15457541524162.5" calcext:value-type="float">
            <text:p>15457541524162.5</text:p>
          </table:table-cell>
          <table:table-cell office:value-type="float" office:value="5669433935050.19" calcext:value-type="float">
            <text:p>5669433935050.19</text:p>
          </table:table-cell>
          <table:table-cell office:value-type="float" office:value="21126975459212.7" calcext:value-type="float">
            <text:p>21126975459212.7</text:p>
          </table:table-cell>
          <table:table-cell table:formula="of:=[.D28]-[.D27]" office:value-type="float" office:value="6646970930.35156" calcext:value-type="float">
            <text:p>6646970930.35156</text:p>
          </table:table-cell>
          <table:table-cell/>
        </table:table-row>
        <table:table-row table:style-name="ro1">
          <table:table-cell office:value-type="string" calcext:value-type="string">
            <text:p>04/10/2018</text:p>
          </table:table-cell>
          <table:table-cell office:value-type="float" office:value="15457815316605.8" calcext:value-type="float">
            <text:p>15457815316605.8</text:p>
          </table:table-cell>
          <table:table-cell office:value-type="float" office:value="5676976268439.97" calcext:value-type="float">
            <text:p>5676976268439.97</text:p>
          </table:table-cell>
          <table:table-cell office:value-type="float" office:value="21134791585045.8" calcext:value-type="float">
            <text:p>21134791585045.8</text:p>
          </table:table-cell>
          <table:table-cell table:formula="of:=[.D29]-[.D28]" office:value-type="float" office:value="7816125833.08984" calcext:value-type="float">
            <text:p>7816125833.08984</text:p>
          </table:table-cell>
          <table:table-cell/>
        </table:table-row>
        <table:table-row table:style-name="ro1">
          <table:table-cell office:value-type="string" calcext:value-type="string">
            <text:p>04/11/2018</text:p>
          </table:table-cell>
          <table:table-cell office:value-type="float" office:value="15457761371722.1" calcext:value-type="float">
            <text:p>15457761371722.1</text:p>
          </table:table-cell>
          <table:table-cell office:value-type="float" office:value="5664072569725.8" calcext:value-type="float">
            <text:p>5664072569725.8</text:p>
          </table:table-cell>
          <table:table-cell office:value-type="float" office:value="21121833941447.9" calcext:value-type="float">
            <text:p>21121833941447.9</text:p>
          </table:table-cell>
          <table:table-cell table:formula="of:=[.D30]-[.D29]" office:value-type="float" office:value="-12957643597.8906" calcext:value-type="float">
            <text:p>-12957643597.8906</text:p>
          </table:table-cell>
          <table:table-cell/>
        </table:table-row>
        <table:table-row table:style-name="ro1">
          <table:table-cell office:value-type="string" calcext:value-type="string">
            <text:p>04/12/2018</text:p>
          </table:table-cell>
          <table:table-cell office:value-type="float" office:value="15396109712391.5" calcext:value-type="float">
            <text:p>15396109712391.5</text:p>
          </table:table-cell>
          <table:table-cell office:value-type="float" office:value="5666372635184.52" calcext:value-type="float">
            <text:p>5666372635184.52</text:p>
          </table:table-cell>
          <table:table-cell office:value-type="float" office:value="21062482347576.1" calcext:value-type="float">
            <text:p>21062482347576.1</text:p>
          </table:table-cell>
          <table:table-cell table:formula="of:=[.D31]-[.D30]" office:value-type="float" office:value="-59351593871.8086" calcext:value-type="float">
            <text:p>-59351593871.8086</text:p>
          </table:table-cell>
          <table:table-cell/>
        </table:table-row>
        <table:table-row table:style-name="ro1">
          <table:table-cell office:value-type="string" calcext:value-type="string">
            <text:p>04/13/2018</text:p>
          </table:table-cell>
          <table:table-cell office:value-type="float" office:value="15396372854511.3" calcext:value-type="float">
            <text:p>15396372854511.3</text:p>
          </table:table-cell>
          <table:table-cell office:value-type="float" office:value="5667057298759.77" calcext:value-type="float">
            <text:p>5667057298759.77</text:p>
          </table:table-cell>
          <table:table-cell office:value-type="float" office:value="21063430153271" calcext:value-type="float">
            <text:p>21063430153271</text:p>
          </table:table-cell>
          <table:table-cell table:formula="of:=[.D32]-[.D31]" office:value-type="float" office:value="947805694.96875" calcext:value-type="float">
            <text:p>947805694.96875</text:p>
          </table:table-cell>
          <table:table-cell/>
        </table:table-row>
        <table:table-row table:style-name="ro1">
          <table:table-cell office:value-type="string" calcext:value-type="string">
            <text:p>04/16/2018</text:p>
          </table:table-cell>
          <table:table-cell office:value-type="float" office:value="15382519365712.6" calcext:value-type="float">
            <text:p>15382519365712.6</text:p>
          </table:table-cell>
          <table:table-cell office:value-type="float" office:value="5688447055185.07" calcext:value-type="float">
            <text:p>5688447055185.07</text:p>
          </table:table-cell>
          <table:table-cell office:value-type="float" office:value="21070966420897.6" calcext:value-type="float">
            <text:p>21070966420897.6</text:p>
          </table:table-cell>
          <table:table-cell table:formula="of:=[.D33]-[.D32]" office:value-type="float" office:value="7536267626.62891" calcext:value-type="float">
            <text:p>7536267626.62891</text:p>
          </table:table-cell>
          <table:table-cell/>
        </table:table-row>
        <table:table-row table:style-name="ro1">
          <table:table-cell office:value-type="string" calcext:value-type="string">
            <text:p>04/17/2018</text:p>
          </table:table-cell>
          <table:table-cell office:value-type="float" office:value="15382829721962.7" calcext:value-type="float">
            <text:p>15382829721962.7</text:p>
          </table:table-cell>
          <table:table-cell office:value-type="float" office:value="5695471529022.77" calcext:value-type="float">
            <text:p>5695471529022.77</text:p>
          </table:table-cell>
          <table:table-cell office:value-type="float" office:value="21078301250985.4" calcext:value-type="float">
            <text:p>21078301250985.4</text:p>
          </table:table-cell>
          <table:table-cell table:formula="of:=[.D34]-[.D33]" office:value-type="float" office:value="7334830087.77344" calcext:value-type="float">
            <text:p>7334830087.77344</text:p>
          </table:table-cell>
          <table:table-cell/>
        </table:table-row>
        <table:table-row table:style-name="ro1">
          <table:table-cell office:value-type="string" calcext:value-type="string">
            <text:p>04/18/2018</text:p>
          </table:table-cell>
          <table:table-cell office:value-type="float" office:value="15383525794902.6" calcext:value-type="float">
            <text:p>15383525794902.6</text:p>
          </table:table-cell>
          <table:table-cell office:value-type="float" office:value="5696299827559.11" calcext:value-type="float">
            <text:p>5696299827559.11</text:p>
          </table:table-cell>
          <table:table-cell office:value-type="float" office:value="21079825622461.7" calcext:value-type="float">
            <text:p>21079825622461.7</text:p>
          </table:table-cell>
          <table:table-cell table:formula="of:=[.D35]-[.D34]" office:value-type="float" office:value="1524371476.28906" calcext:value-type="float">
            <text:p>1524371476.28906</text:p>
          </table:table-cell>
          <table:table-cell/>
        </table:table-row>
        <table:table-row table:style-name="ro1">
          <table:table-cell office:value-type="string" calcext:value-type="string">
            <text:p>04/19/2018</text:p>
          </table:table-cell>
          <table:table-cell office:value-type="float" office:value="15341717338928.2" calcext:value-type="float">
            <text:p>15341717338928.2</text:p>
          </table:table-cell>
          <table:table-cell office:value-type="float" office:value="5693773160133.77" calcext:value-type="float">
            <text:p>5693773160133.77</text:p>
          </table:table-cell>
          <table:table-cell office:value-type="float" office:value="21035490499062" calcext:value-type="float">
            <text:p>21035490499062</text:p>
          </table:table-cell>
          <table:table-cell table:formula="of:=[.D36]-[.D35]" office:value-type="float" office:value="-44335123399.6914" calcext:value-type="float">
            <text:p>-44335123399.6914</text:p>
          </table:table-cell>
          <table:table-cell/>
        </table:table-row>
        <table:table-row table:style-name="ro1">
          <table:table-cell office:value-type="string" calcext:value-type="string">
            <text:p>04/20/2018</text:p>
          </table:table-cell>
          <table:table-cell office:value-type="float" office:value="15341934608555.3" calcext:value-type="float">
            <text:p>15341934608555.3</text:p>
          </table:table-cell>
          <table:table-cell office:value-type="float" office:value="5696754480733.25" calcext:value-type="float">
            <text:p>5696754480733.25</text:p>
          </table:table-cell>
          <table:table-cell office:value-type="float" office:value="21038689089288.5" calcext:value-type="float">
            <text:p>21038689089288.5</text:p>
          </table:table-cell>
          <table:table-cell table:formula="of:=[.D37]-[.D36]" office:value-type="float" office:value="3198590226.5" calcext:value-type="float">
            <text:p>3198590226.5</text:p>
          </table:table-cell>
          <table:table-cell/>
        </table:table-row>
        <table:table-row table:style-name="ro1">
          <table:table-cell office:value-type="string" calcext:value-type="string">
            <text:p>04/23/2018</text:p>
          </table:table-cell>
          <table:table-cell office:value-type="float" office:value="15341604906024.1" calcext:value-type="float">
            <text:p>15341604906024.1</text:p>
          </table:table-cell>
          <table:table-cell office:value-type="float" office:value="5701712833866.53" calcext:value-type="float">
            <text:p>5701712833866.53</text:p>
          </table:table-cell>
          <table:table-cell office:value-type="float" office:value="21043317739890.6" calcext:value-type="float">
            <text:p>21043317739890.6</text:p>
          </table:table-cell>
          <table:table-cell table:formula="of:=[.D38]-[.D37]" office:value-type="float" office:value="4628650602.08984" calcext:value-type="float">
            <text:p>4628650602.08984</text:p>
          </table:table-cell>
          <table:table-cell/>
        </table:table-row>
        <table:table-row table:style-name="ro2">
          <table:table-cell table:style-name="Default" office:value-type="string" calcext:value-type="string">
            <text:p>52 days march 2<text:span text:style-name="T1">nd</text:span> to april 23<text:span text:style-name="T1">rd</text:span></text:p>
          </table:table-cell>
          <table:table-cell table:style-name="Default" table:number-columns-repeated="3"/>
          <table:table-cell table:formula="of:=SUM([.E2:.E38])/52" office:value-type="float" office:value="3247734814.67405" calcext:value-type="float">
            <text:p>3247734814.67405</text:p>
          </table:table-cell>
          <table:table-cell office:value-type="string" calcext:value-type="string">
            <text:p>per day</text:p>
          </table:table-cell>
        </table:table-row>
        <table:table-row table:style-name="ro1">
          <table:table-cell table:style-name="Default" table:number-columns-repeated="4"/>
          <table:table-cell table:formula="of:=[.E39]/86400" office:value-type="float" office:value="37589.5233179867" calcext:value-type="float">
            <text:p>37589.5233179867</text:p>
          </table:table-cell>
          <table:table-cell office:value-type="string" calcext:value-type="string">
            <text:p>per seco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08:56:53.291692887</meta:creation-date>
    <dc:date>2018-04-25T09:57:56.287382645</dc:date>
    <meta:editing-duration>PT50M52S</meta:editing-duration>
    <meta:editing-cycles>1</meta:editing-cycles>
    <meta:document-statistic meta:table-count="1" meta:cell-count="194" meta:object-count="0"/>
    <meta:generator>LibreOffice/6.0.0.3$Linux_X86_64 LibreOffice_project/64a0f66915f38c6217de274f0aa8e15618924765</meta:generator>
  </office:meta>
</office:document-meta>
</file>